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60000008D3869143B.png" manifest:media-type="image/png"/>
  <manifest:file-entry manifest:full-path="Pictures/10000201000001540000008C2B8CBA39.png" manifest:media-type="image/png"/>
  <manifest:file-entry manifest:full-path="Pictures/100002010000015400000089A478EFFA.png" manifest:media-type="image/png"/>
  <manifest:file-entry manifest:full-path="Pictures/10000201000001560000008B5B16A3E2.png" manifest:media-type="image/png"/>
  <manifest:file-entry manifest:full-path="Pictures/10000201000001530000008B3A968165.png" manifest:media-type="image/png"/>
  <manifest:file-entry manifest:full-path="Pictures/10000201000001540000008B72E53F4A.png" manifest:media-type="image/png"/>
  <manifest:file-entry manifest:full-path="Pictures/1000020100000156000000884F5ED9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shadow="none"/>
    </style:style>
    <style:style style:name="Table1.A" style:family="table-column">
      <style:table-column-properties style:column-width="2.309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Bitstream Vera Sans Mono" fo:font-size="15pt" style:text-underline-style="none" fo:font-weight="bold" officeooo:rsid="001cd8d6" officeooo:paragraph-rsid="00177356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Bitstream Vera Sans Mono" fo:font-size="10pt" officeooo:rsid="00154cad" officeooo:paragraph-rsid="0017735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Bitstream Vera Sans Mono" fo:font-size="10pt" officeooo:rsid="00154cad" officeooo:paragraph-rsid="00177356" style:font-size-asian="10pt" style:font-size-complex="10pt"/>
    </style:style>
    <style:style style:name="P4" style:family="paragraph" style:parent-style-name="Standard">
      <style:text-properties style:font-name="Bitstream Vera Sans Mono" fo:font-size="10pt" officeooo:rsid="00177356" officeooo:paragraph-rsid="0017735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0pt" officeooo:rsid="00177356" officeooo:paragraph-rsid="00177356" style:font-size-asian="10pt" style:font-size-complex="10pt"/>
    </style:style>
    <style:style style:name="P6" style:family="paragraph" style:parent-style-name="Standard">
      <style:text-properties officeooo:paragraph-rsid="00177356"/>
    </style:style>
    <style:style style:name="T1" style:family="text">
      <style:text-properties officeooo:rsid="00177356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80 <text:span text:style-name="T1">PWM </text:span>Oscillator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<draw:frame draw:style-name="fr1" draw:name="Image17" text:anchor-type="paragraph" svg:width="2in" svg:height="1.5in" draw:z-index="0"><draw:image xlink:href="Pictures/1000020100000156000000884F5ED9FB.png" xlink:type="simple" xlink:show="embed" xlink:actuate="onLoad"/></draw:frame>P10-1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<draw:frame draw:style-name="fr1" draw:name="Image18" text:anchor-type="paragraph" svg:width="2in" svg:height="1.5in" draw:z-index="1"><draw:image xlink:href="Pictures/10000201000001530000008B3A968165.png" xlink:type="simple" xlink:show="embed" xlink:actuate="onLoad"/></draw:frame>P10-2</text:p>
          </table:table-cell>
          <table:table-cell table:style-name="Table1.A2" office:value-type="string">
            <text:p text:style-name="P5"><draw:frame draw:style-name="fr1" draw:name="Image20" text:anchor-type="paragraph" svg:width="2in" svg:height="1.5in" draw:z-index="2"><draw:image xlink:href="Pictures/10000201000001540000008B72E53F4A.png" xlink:type="simple" xlink:show="embed" xlink:actuate="onLoad"/></draw:frame>P25-1</text:p>
          </table:table-cell>
          <table:table-cell table:style-name="Table1.C2" office:value-type="string">
            <text:p text:style-name="P5"><draw:frame draw:style-name="fr3" draw:name="Image22" text:anchor-type="paragraph" svg:width="2in" svg:height="1.5in" draw:z-index="5"><draw:image xlink:href="Pictures/10000201000001560000008B5B16A3E2.png" xlink:type="simple" xlink:show="embed" xlink:actuate="onLoad"/></draw:frame>P50-1</text:p>
          </table:table-cell>
        </table:table-row>
        <table:table-row>
          <table:table-cell table:style-name="Table1.A2" office:value-type="string">
            <text:p text:style-name="P5"><draw:frame draw:style-name="fr1" draw:name="Image19" text:anchor-type="paragraph" svg:width="2in" svg:height="1.5in" draw:z-index="3"><draw:image xlink:href="Pictures/100002010000015400000089A478EFFA.png" xlink:type="simple" xlink:show="embed" xlink:actuate="onLoad"/></draw:frame>P10-3</text:p>
          </table:table-cell>
          <table:table-cell table:style-name="Table1.A2" office:value-type="string">
            <text:p text:style-name="P5"><draw:frame draw:style-name="fr2" draw:name="Image21" text:anchor-type="paragraph" svg:width="2in" svg:height="1.5in" draw:z-index="4"><draw:image xlink:href="Pictures/10000201000001540000008C2B8CBA39.png" xlink:type="simple" xlink:show="embed" xlink:actuate="onLoad"/></draw:frame>P25-2</text:p>
          </table:table-cell>
          <table:table-cell table:style-name="Table1.C2" office:value-type="string">
            <text:p text:style-name="P5"><draw:frame draw:style-name="fr2" draw:name="Image23" text:anchor-type="paragraph" svg:width="2in" svg:height="1.5in" draw:z-index="6"><draw:image xlink:href="Pictures/10000201000001560000008D3869143B.png" xlink:type="simple" xlink:show="embed" xlink:actuate="onLoad"/></draw:frame>P50-2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Frantisak</meta:initial-creator>
    <meta:creation-date>2015-10-28T17:22:05.005537472</meta:creation-date>
    <dc:date>2015-10-28T17:35:46.162370985</dc:date>
    <dc:creator>Aaron Frantisak</dc:creator>
    <meta:editing-duration>P0D</meta:editing-duration>
    <meta:editing-cycles>1</meta:editing-cycles>
    <meta:document-statistic meta:table-count="1" meta:image-count="7" meta:object-count="0" meta:page-count="1" meta:paragraph-count="8" meta:word-count="10" meta:character-count="54" meta:non-whitespace-character-count="52"/>
    <meta:generator>LibreOffice/4.2.8.2$Linux_X86_64 LibreOffice_project/420m0$Build-2</meta:generator>
  </office:meta>
</office:document-meta>
</file>